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swer" table:style-name="ta1">
        <table:shapes>
          <draw:frame draw:z-index="0" draw:style-name="gr1" draw:text-style-name="P1" svg:width="15.999cm" svg:height="8.999cm" svg:x="2.432cm" svg:y="32.161cm">
            <draw:object draw:notify-on-update-of-ranges="answer.A1:answer.A100 answer.B1:answer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481" calcext:value-type="float">
            <text:p>348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111" calcext:value-type="float">
            <text:p>411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959" calcext:value-type="float">
            <text:p>4959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086" calcext:value-type="float">
            <text:p>508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103" calcext:value-type="float">
            <text:p>510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5160" calcext:value-type="float">
            <text:p>516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5483" calcext:value-type="float">
            <text:p>548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5758" calcext:value-type="float">
            <text:p>575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677" calcext:value-type="float">
            <text:p>567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6644" calcext:value-type="float">
            <text:p>664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6860" calcext:value-type="float">
            <text:p>686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7244" calcext:value-type="float">
            <text:p>724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7513" calcext:value-type="float">
            <text:p>751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7597" calcext:value-type="float">
            <text:p>7597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7603" calcext:value-type="float">
            <text:p>760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167" calcext:value-type="float">
            <text:p>816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8066" calcext:value-type="float">
            <text:p>8066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8306" calcext:value-type="float">
            <text:p>8306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8298" calcext:value-type="float">
            <text:p>829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8509" calcext:value-type="float">
            <text:p>8509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8985" calcext:value-type="float">
            <text:p>8985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9090" calcext:value-type="float">
            <text:p>9090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9175" calcext:value-type="float">
            <text:p>917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475" calcext:value-type="float">
            <text:p>9475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9790" calcext:value-type="float">
            <text:p>979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0065" calcext:value-type="float">
            <text:p>1006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0535" calcext:value-type="float">
            <text:p>1053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0448" calcext:value-type="float">
            <text:p>10448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0662" calcext:value-type="float">
            <text:p>10662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1113" calcext:value-type="float">
            <text:p>11113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1434" calcext:value-type="float">
            <text:p>11434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1702" calcext:value-type="float">
            <text:p>11702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1817" calcext:value-type="float">
            <text:p>11817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1703" calcext:value-type="float">
            <text:p>11703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1992" calcext:value-type="float">
            <text:p>11992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1781" calcext:value-type="float">
            <text:p>1178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2343" calcext:value-type="float">
            <text:p>12343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2404" calcext:value-type="float">
            <text:p>12404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2196" calcext:value-type="float">
            <text:p>12196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2402" calcext:value-type="float">
            <text:p>12402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2775" calcext:value-type="float">
            <text:p>1277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3468" calcext:value-type="float">
            <text:p>13468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13444" calcext:value-type="float">
            <text:p>13444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4291" calcext:value-type="float">
            <text:p>14291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4163" calcext:value-type="float">
            <text:p>14163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4695" calcext:value-type="float">
            <text:p>1469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4978" calcext:value-type="float">
            <text:p>14978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5602" calcext:value-type="float">
            <text:p>15602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5687" calcext:value-type="float">
            <text:p>15687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5111" calcext:value-type="float">
            <text:p>15111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5333" calcext:value-type="float">
            <text:p>1533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6180" calcext:value-type="float">
            <text:p>16180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5602" calcext:value-type="float">
            <text:p>15602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5937" calcext:value-type="float">
            <text:p>15937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16127" calcext:value-type="float">
            <text:p>16127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5986" calcext:value-type="float">
            <text:p>15986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6432" calcext:value-type="float">
            <text:p>16432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7874" calcext:value-type="float">
            <text:p>17874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16579" calcext:value-type="float">
            <text:p>16579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16813" calcext:value-type="float">
            <text:p>16813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7201" calcext:value-type="float">
            <text:p>172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7T14:05:39.595000000</dc:date>
    <meta:editing-duration>PT53S</meta:editing-duration>
    <meta:editing-cycles>1</meta:editing-cycles>
    <meta:document-statistic meta:table-count="1" meta:cell-count="200" meta:object-count="1"/>
    <meta:generator>LibreOffice/6.4.2.2$Windows_x86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4.201cm" style:legend-expansion="high" chart:style-name="ch2"/>
        <chart:plot-area chart:style-name="ch3" table:cell-range-address="answer.A1:answer.B100" svg:x="0.32cm" svg:y="0.18cm" svg:width="12.912cm" svg:height="8.64cm">
          <chartooo:coordinate-region svg:x="1.312cm" svg:y="0.379cm" svg:width="11.2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swer.B1:answer.B100" chart:class="chart:scatter">
            <chart:domain table:cell-range-address="answer.A1:answer.A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swer.A1:answer.A100</svg:desc>
                </draw:g>
              </table:table-cell>
              <table:table-cell office:value-type="float" office:value="0">
                <text:p>0</text:p>
                <draw:g>
                  <svg:desc>answer.B1:answer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4372">
                <text:p>43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4497">
                <text:p>44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5086">
                <text:p>50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">
                <text:p>3600</text:p>
              </table:table-cell>
              <table:table-cell office:value-type="float" office:value="5398">
                <text:p>53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">
                <text:p>3700</text:p>
              </table:table-cell>
              <table:table-cell office:value-type="float" office:value="5483">
                <text:p>54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">
                <text:p>3800</text:p>
              </table:table-cell>
              <table:table-cell office:value-type="float" office:value="5758">
                <text:p>57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">
                <text:p>3900</text:p>
              </table:table-cell>
              <table:table-cell office:value-type="float" office:value="5677">
                <text:p>56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">
                <text:p>4100</text:p>
              </table:table-cell>
              <table:table-cell office:value-type="float" office:value="6644">
                <text:p>66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">
                <text:p>4200</text:p>
              </table:table-cell>
              <table:table-cell office:value-type="float" office:value="6860">
                <text:p>68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">
                <text:p>4300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">
                <text:p>4400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">
                <text:p>4500</text:p>
              </table:table-cell>
              <table:table-cell office:value-type="float" office:value="7244">
                <text:p>72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">
                <text:p>4600</text:p>
              </table:table-cell>
              <table:table-cell office:value-type="float" office:value="7513">
                <text:p>75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">
                <text:p>4700</text:p>
              </table:table-cell>
              <table:table-cell office:value-type="float" office:value="7597">
                <text:p>75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">
                <text:p>4800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7603">
                <text:p>76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">
                <text:p>5000</text:p>
              </table:table-cell>
              <table:table-cell office:value-type="float" office:value="8167">
                <text:p>81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">
                <text:p>5100</text:p>
              </table:table-cell>
              <table:table-cell office:value-type="float" office:value="8066">
                <text:p>80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">
                <text:p>5200</text:p>
              </table:table-cell>
              <table:table-cell office:value-type="float" office:value="8306">
                <text:p>83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">
                <text:p>5300</text:p>
              </table:table-cell>
              <table:table-cell office:value-type="float" office:value="8298">
                <text:p>82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">
                <text:p>5400</text:p>
              </table:table-cell>
              <table:table-cell office:value-type="float" office:value="8509">
                <text:p>85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">
                <text:p>5500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">
                <text:p>5600</text:p>
              </table:table-cell>
              <table:table-cell office:value-type="float" office:value="8985">
                <text:p>8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">
                <text:p>5700</text:p>
              </table:table-cell>
              <table:table-cell office:value-type="float" office:value="9090">
                <text:p>90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">
                <text:p>5800</text:p>
              </table:table-cell>
              <table:table-cell office:value-type="float" office:value="9175">
                <text:p>91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">
                <text:p>5900</text:p>
              </table:table-cell>
              <table:table-cell office:value-type="float" office:value="9540">
                <text:p>95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">
                <text:p>6000</text:p>
              </table:table-cell>
              <table:table-cell office:value-type="float" office:value="9475">
                <text:p>94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">
                <text:p>6100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">
                <text:p>6200</text:p>
              </table:table-cell>
              <table:table-cell office:value-type="float" office:value="9790">
                <text:p>97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">
                <text:p>6300</text:p>
              </table:table-cell>
              <table:table-cell office:value-type="float" office:value="10065">
                <text:p>100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">
                <text:p>6400</text:p>
              </table:table-cell>
              <table:table-cell office:value-type="float" office:value="10535">
                <text:p>105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">
                <text:p>6500</text:p>
              </table:table-cell>
              <table:table-cell office:value-type="float" office:value="10448">
                <text:p>104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">
                <text:p>6600</text:p>
              </table:table-cell>
              <table:table-cell office:value-type="float" office:value="10662">
                <text:p>106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">
                <text:p>6700</text:p>
              </table:table-cell>
              <table:table-cell office:value-type="float" office:value="11113">
                <text:p>111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">
                <text:p>6800</text:p>
              </table:table-cell>
              <table:table-cell office:value-type="float" office:value="11434">
                <text:p>114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">
                <text:p>6900</text:p>
              </table:table-cell>
              <table:table-cell office:value-type="float" office:value="11118">
                <text:p>111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">
                <text:p>7000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">
                <text:p>7100</text:p>
              </table:table-cell>
              <table:table-cell office:value-type="float" office:value="11817">
                <text:p>118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">
                <text:p>7200</text:p>
              </table:table-cell>
              <table:table-cell office:value-type="float" office:value="11703">
                <text:p>117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">
                <text:p>7300</text:p>
              </table:table-cell>
              <table:table-cell office:value-type="float" office:value="11992">
                <text:p>119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">
                <text:p>7400</text:p>
              </table:table-cell>
              <table:table-cell office:value-type="float" office:value="11781">
                <text:p>117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">
                <text:p>7500</text:p>
              </table:table-cell>
              <table:table-cell office:value-type="float" office:value="12343">
                <text:p>123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">
                <text:p>7600</text:p>
              </table:table-cell>
              <table:table-cell office:value-type="float" office:value="12404">
                <text:p>124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">
                <text:p>7700</text:p>
              </table:table-cell>
              <table:table-cell office:value-type="float" office:value="12196">
                <text:p>121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">
                <text:p>7800</text:p>
              </table:table-cell>
              <table:table-cell office:value-type="float" office:value="12402">
                <text:p>124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">
                <text:p>7900</text:p>
              </table:table-cell>
              <table:table-cell office:value-type="float" office:value="12775">
                <text:p>127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">
                <text:p>8000</text:p>
              </table:table-cell>
              <table:table-cell office:value-type="float" office:value="13468">
                <text:p>134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">
                <text:p>8100</text:p>
              </table:table-cell>
              <table:table-cell office:value-type="float" office:value="13444">
                <text:p>134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">
                <text:p>8200</text:p>
              </table:table-cell>
              <table:table-cell office:value-type="float" office:value="14291">
                <text:p>142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">
                <text:p>8300</text:p>
              </table:table-cell>
              <table:table-cell office:value-type="float" office:value="14163">
                <text:p>141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">
                <text:p>8400</text:p>
              </table:table-cell>
              <table:table-cell office:value-type="float" office:value="14695">
                <text:p>146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">
                <text:p>8500</text:p>
              </table:table-cell>
              <table:table-cell office:value-type="float" office:value="14978">
                <text:p>149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">
                <text:p>8600</text:p>
              </table:table-cell>
              <table:table-cell office:value-type="float" office:value="15602">
                <text:p>156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">
                <text:p>8700</text:p>
              </table:table-cell>
              <table:table-cell office:value-type="float" office:value="15687">
                <text:p>156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">
                <text:p>8800</text:p>
              </table:table-cell>
              <table:table-cell office:value-type="float" office:value="15111">
                <text:p>151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">
                <text:p>8900</text:p>
              </table:table-cell>
              <table:table-cell office:value-type="float" office:value="15333">
                <text:p>15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">
                <text:p>9000</text:p>
              </table:table-cell>
              <table:table-cell office:value-type="float" office:value="16180">
                <text:p>161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">
                <text:p>9100</text:p>
              </table:table-cell>
              <table:table-cell office:value-type="float" office:value="15602">
                <text:p>156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">
                <text:p>9200</text:p>
              </table:table-cell>
              <table:table-cell office:value-type="float" office:value="15937">
                <text:p>159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">
                <text:p>9300</text:p>
              </table:table-cell>
              <table:table-cell office:value-type="float" office:value="16127">
                <text:p>161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">
                <text:p>9400</text:p>
              </table:table-cell>
              <table:table-cell office:value-type="float" office:value="15986">
                <text:p>159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">
                <text:p>9500</text:p>
              </table:table-cell>
              <table:table-cell office:value-type="float" office:value="16432">
                <text:p>164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">
                <text:p>9600</text:p>
              </table:table-cell>
              <table:table-cell office:value-type="float" office:value="17874">
                <text:p>178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">
                <text:p>9700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">
                <text:p>9800</text:p>
              </table:table-cell>
              <table:table-cell office:value-type="float" office:value="16813">
                <text:p>168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">
                <text:p>9900</text:p>
              </table:table-cell>
              <table:table-cell office:value-type="float" office:value="17201">
                <text:p>17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